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70000003122264DAF52A517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5pt" style:font-size-asian="15pt" style:font-size-complex="15pt"/>
    </style:style>
    <style:style style:name="P3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Times New Roman" fo:font-size="15pt" fo:font-weight="bold" officeooo:paragraph-rsid="00038d39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5pt" fo:font-weight="bold" officeooo:paragraph-rsid="00161e48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Times New Roman" fo:font-size="15pt" fo:font-weight="bold" officeooo:paragraph-rsid="001721ba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Times New Roman" officeooo:paragraph-rsid="00038d39"/>
    </style:style>
    <style:style style:name="P8" style:family="paragraph" style:parent-style-name="Standard">
      <style:paragraph-properties fo:break-before="page"/>
      <style:text-properties style:font-name="Times New Roman" officeooo:paragraph-rsid="00038d39"/>
    </style:style>
    <style:style style:name="P9" style:family="paragraph" style:parent-style-name="Standard">
      <style:paragraph-properties fo:break-before="page"/>
      <style:text-properties style:font-name="Times New Roman"/>
    </style:style>
    <style:style style:name="P10" style:family="paragraph" style:parent-style-name="Standard">
      <style:paragraph-properties fo:break-before="page"/>
      <style:text-properties style:font-name="Times New Roman" officeooo:paragraph-rsid="0010ebdb"/>
    </style:style>
    <style:style style:name="P11" style:family="paragraph" style:parent-style-name="Standard">
      <style:paragraph-properties fo:break-before="page"/>
      <style:text-properties style:font-name="Times New Roman" officeooo:paragraph-rsid="0011f472"/>
    </style:style>
    <style:style style:name="P12" style:family="paragraph" style:parent-style-name="Standard">
      <style:text-properties style:font-name="Times New Roman" fo:font-weight="bold" officeooo:paragraph-rsid="00161e48" style:font-weight-asian="bold" style:font-weight-complex="bold"/>
    </style:style>
    <style:style style:name="P13" style:family="paragraph" style:parent-style-name="Standard">
      <style:text-properties style:font-name="Times New Roman" fo:font-weight="bold" officeooo:paragraph-rsid="001721ba" style:font-weight-asian="bold" style:font-weight-complex="bold"/>
    </style:style>
    <style:style style:name="P14" style:family="paragraph" style:parent-style-name="Heading_20_1"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text-properties style:font-name="Times New Roman" fo:font-weight="bold" style:font-weight-asian="bold" style:font-weight-complex="bold"/>
    </style:style>
    <style:style style:name="P16" style:family="paragraph" style:parent-style-name="Standard">
      <style:text-properties style:font-name="Times New Roman" fo:font-weight="bold" officeooo:paragraph-rsid="00038d39" style:font-weight-asian="bold" style:font-weight-complex="bold"/>
    </style:style>
    <style:style style:name="P17" style:family="paragraph" style:parent-style-name="Standard">
      <style:text-properties style:font-name="Times New Roman" fo:font-weight="bold" officeooo:paragraph-rsid="00161e48" style:font-weight-asian="bold" style:font-weight-complex="bold"/>
    </style:style>
    <style:style style:name="P18" style:family="paragraph" style:parent-style-name="Standard">
      <style:text-properties style:font-name="Times New Roman" officeooo:paragraph-rsid="00161e48"/>
    </style:style>
    <style:style style:name="T1" style:family="text">
      <style:text-properties officeooo:rsid="000befd4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721ba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721ba" style:font-size-asian="15pt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0dfb" style:font-weight-asian="bold" style:font-weight-complex="bold"/>
    </style:style>
    <style:style style:name="T8" style:family="text">
      <style:text-properties officeooo:rsid="001486c4"/>
    </style:style>
    <style:style style:name="T9" style:family="text">
      <style:text-properties officeooo:rsid="001721ba"/>
    </style:style>
    <style:style style:name="T10" style:family="text">
      <style:text-properties officeooo:rsid="00189f91"/>
    </style:style>
    <style:style style:name="T11" style:family="text">
      <style:text-properties officeooo:rsid="00190dfb"/>
    </style:style>
    <style:style style:name="T12" style:family="text">
      <style:text-properties officeooo:rsid="001b8ca5"/>
    </style:style>
    <style:style style:name="T13" style:family="text">
      <style:text-properties officeooo:rsid="001f4438"/>
    </style:style>
    <style:style style:name="T14" style:family="text">
      <style:text-properties fo:font-style="italic" officeooo:rsid="00189f91" style:font-style-asian="italic" style:font-style-complex="italic"/>
    </style:style>
    <style:style style:name="T15" style:family="text">
      <style:text-properties fo:font-style="italic" officeooo:rsid="00190dfb" style:font-style-asian="italic" style:font-style-complex="italic"/>
    </style:style>
    <style:style style:name="T16" style:family="text">
      <style:text-properties fo:font-style="italic" officeooo:rsid="001f4438" style:font-style-asian="italic" style:font-style-complex="italic"/>
    </style:style>
    <style:style style:name="T17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0.3098in" draw:z-index="0"><draw:image xlink:href="Pictures/10000001000004470000003122264DAF52A51742.png" xlink:type="simple" xlink:show="embed" xlink:actuate="onLoad" draw:mime-type="image/png"/></draw:frame></text:p>
      <text:p text:style-name="P2"><text:span text:style-name="T6">Section 1: </text:span>Introduction to Algorithms</text:p>
      <text:p text:style-name="P1"/>
      <text:p text:style-name="P15">What are Algorithms?</text:p>
      <text:p text:style-name="P1"/>
      <text:p text:style-name="P15">Formal Definition for an Algorithm ?</text:p>
      <text:p text:style-name="P1"/>
      <text:p text:style-name="P1"><text:span text:style-name="T7">Name several t</text:span><text:span text:style-name="T6">ypes of Algorithms?</text:span> <text:span text:style-name="T14">Search Engine , Greedy , Recursive , Backtracking , Divide-N-Conquer , Dynamic Programming , Brute-Force , </text:span><text:span text:style-name="T15">Sorting ,Randomized ,</text:span><text:span text:style-name="T16">Graph</text:span></text:p>
      <text:p text:style-name="P1"/>
      <text:p text:style-name="P15">Why study Algorithms?</text:p>
      <text:p text:style-name="P1"/>
      <text:p text:style-name="P15">Unsolved Math Problems</text:p>
      <text:p text:style-name="P1"/>
      <text:p text:style-name="P16">Protein Folding Problem</text:p>
      <text:p text:style-name="P7"/>
      <text:p text:style-name="P7"/>
      <text:p text:style-name="P8"><draw:frame draw:style-name="fr1" draw:name="Image2" text:anchor-type="char" svg:width="6.9252in" svg:height="0.3098in" draw:z-index="1"><draw:image xlink:href="Pictures/10000001000004470000003122264DAF52A51742.png" xlink:type="simple" xlink:show="embed" xlink:actuate="onLoad" draw:mime-type="image/png"/></draw:frame></text:p>
      <text:p text:style-name="P4">Section 2:A Quick History Lesson on Algorithms</text:p>
      <text:p text:style-name="P1"/>
      <text:p text:style-name="P15">Logic</text:p>
      <text:p text:style-name="P1"/>
      <text:p text:style-name="P15">Early Calculation Devices</text:p>
      <text:p text:style-name="P1"/>
      <text:p text:style-name="P15">Wold World II and Algorithms</text:p>
      <text:p text:style-name="P1"/>
      <text:p text:style-name="P15">Alan Turning and the Enigma Machine</text:p>
      <text:p text:style-name="P1"/>
      <text:p text:style-name="P15">Charles Babbage and the Analytical Engine</text:p>
      <text:p text:style-name="P1"/>
      <text:p text:style-name="P15">Kurt Godel</text:p>
      <text:p text:style-name="P1"/>
      <text:p text:style-name="P15">John <text:span text:style-name="T11">V</text:span>on Neumann</text:p>
      <text:p text:style-name="P1"/>
      <text:p text:style-name="P15">Early Computers</text:p>
      <text:p text:style-name="P1"/>
      <text:p text:style-name="P15">Ada Lovelace</text:p>
      <text:p text:style-name="P1"/>
      <text:p text:style-name="P15">Grace Hopper</text:p>
      <text:p text:style-name="P1"/>
      <text:p text:style-name="P15">Modern Computers</text:p>
      <text:p text:style-name="P1"/>
      <text:p text:style-name="P15">RSA and Ron Rivest, Adi Shamir and Leonard Adleman</text:p>
      <text:p text:style-name="P1"/>
      <text:p text:style-name="P15">Quantum Computers</text:p>
      <text:p text:style-name="P1"/>
      <text:p text:style-name="P15">Branch and Bound</text:p>
      <text:p text:style-name="P1">:</text:p>
      <text:p text:style-name="P15">Master's Theorem</text:p>
      <text:p text:style-name="P1"/>
      <text:p text:style-name="P1"/>
      <text:p text:style-name="P9"><draw:frame draw:style-name="fr1" draw:name="Image3" text:anchor-type="char" svg:width="6.9252in" svg:height="0.3098in" draw:z-index="2"><draw:image xlink:href="Pictures/10000001000004470000003122264DAF52A51742.png" xlink:type="simple" xlink:show="embed" xlink:actuate="onLoad" draw:mime-type="image/png"/></draw:frame></text:p>
      <text:p text:style-name="P3">Section 3: Data Structures</text:p>
      <text:p text:style-name="P1"/>
      <text:p text:style-name="P15">Abstract Data Type</text:p>
      <text:p text:style-name="P1"/>
      <text:p text:style-name="P15">Linked Lists</text:p>
      <text:p text:style-name="P1"/>
      <text:p text:style-name="P15">Stack</text:p>
      <text:p text:style-name="P1"/>
      <text:p text:style-name="P15">Queue</text:p>
      <text:p text:style-name="P1"/>
      <text:p text:style-name="P15">Recursion</text:p>
      <text:p text:style-name="P1"/>
      <text:p text:style-name="P15">Disjointed Sets</text:p>
      <text:p text:style-name="P1"/>
      <text:p text:style-name="P15">Red- Black Trees</text:p>
      <text:p text:style-name="P1"/>
      <text:p text:style-name="P15">Minimal Spanning Tree(MST)</text:p>
      <text:p text:style-name="P1"/>
      <text:p text:style-name="P15">Binary Search</text:p>
      <text:p text:style-name="P1"/>
      <text:p text:style-name="P15">Uniform Cost Search</text:p>
      <text:p text:style-name="P1"/>
      <text:p text:style-name="P1"/>
      <text:p text:style-name="P9"><draw:frame draw:style-name="fr1" draw:name="Image4" text:anchor-type="char" svg:width="6.9252in" svg:height="0.3098in" draw:z-index="3"><draw:image xlink:href="Pictures/10000001000004470000003122264DAF52A51742.png" xlink:type="simple" xlink:show="embed" xlink:actuate="onLoad" draw:mime-type="image/png"/></draw:frame></text:p>
      <text:p text:style-name="P3">Section 4: Brute Force <text:span text:style-name="T8">Search</text:span> Algorithms</text:p>
      <text:p text:style-name="P1"/>
      <text:p text:style-name="P15">Bubble Sort</text:p>
      <text:p text:style-name="P1"/>
      <text:p text:style-name="P15">Selection Sort</text:p>
      <text:p text:style-name="P1"/>
      <text:p text:style-name="P15">Insertion Sort</text:p>
      <text:p text:style-name="P1"/>
      <text:p text:style-name="P15">Quick Sort</text:p>
      <text:p text:style-name="P1"/>
      <text:p text:style-name="P15">Heapsort</text:p>
      <text:p text:style-name="P1"/>
      <text:p text:style-name="P15">OS Tree</text:p>
      <text:p text:style-name="P1"/>
      <text:p text:style-name="P15">Maximum Flow</text:p>
      <text:p text:style-name="P1"/>
      <text:p text:style-name="P15">Ford Fulkerson</text:p>
      <text:p text:style-name="P1"/>
      <text:p text:style-name="P15">Universal Hashing</text:p>
      <text:p text:style-name="P1"/>
      <text:p text:style-name="P15">Bloom Filters</text:p>
      <text:p text:style-name="P1"/>
      <text:p text:style-name="P15">Bellham Ford</text:p>
      <text:p text:style-name="P1"/>
      <text:p text:style-name="P15">Splay Trees</text:p>
      <text:p text:style-name="P1"/>
      <text:p text:style-name="P15">All Pairs Shortest Path</text:p>
      <text:p text:style-name="P1"/>
      <text:p text:style-name="P15">Linear Programming</text:p>
      <text:p text:style-name="P1"/>
      <text:p text:style-name="P15">Optimization</text:p>
      <text:p text:style-name="P1"/>
      <text:p text:style-name="P15">Count Sort</text:p>
      <text:p text:style-name="P1"/>
      <text:p text:style-name="P15">Bucket Sort</text:p>
      <text:p text:style-name="P1"/>
      <text:p text:style-name="P15">Radix Sort</text:p>
      <text:p text:style-name="P1"/>
      <text:p text:style-name="P15">Shell Sort</text:p>
      <text:p text:style-name="P1"/>
      <text:p text:style-name="P15">Proving the Running Time</text:p>
      <text:p text:style-name="P1"/>
      <text:p text:style-name="P15">Cocktail Sort</text:p>
      <text:p text:style-name="P1"/>
      <text:p text:style-name="P15">Sequence Alignment</text:p>
      <text:p text:style-name="P1"/>
      <text:p text:style-name="P13"><draw:frame draw:style-name="fr1" draw:name="Image4 Copy 1" text:anchor-type="char" svg:width="6.9252in" svg:height="0.3098in" draw:z-index="12"><draw:image xlink:href="Pictures/10000001000004470000003122264DAF52A51742.png" xlink:type="simple" xlink:show="embed" xlink:actuate="onLoad" draw:mime-type="image/png"/></draw:frame><text:soft-page-break/></text:p>
      <text:p text:style-name="P6">Review Section <text:span text:style-name="T9">5: </text:span>Mathematical Notation</text:p>
      <text:p text:style-name="P1"/>
      <text:p text:style-name="P15">Set Theory</text:p>
      <text:p text:style-name="P1"/>
      <text:p text:style-name="P15">What is a Theorem?</text:p>
      <text:p text:style-name="P1"/>
      <text:p text:style-name="P15">What is an Axiom?</text:p>
      <text:p text:style-name="P1"/>
      <text:p text:style-name="P15">What are Lemmas?</text:p>
      <text:p text:style-name="P1"/>
      <text:p text:style-name="P15">Set Notation</text:p>
      <text:p text:style-name="P1"/>
      <text:p text:style-name="P15">Venn Diagrams</text:p>
      <text:p text:style-name="P1"/>
      <text:p text:style-name="P15">Totality in Mathematics</text:p>
      <text:p text:style-name="P1"/>
      <text:p text:style-name="P15">What is Graph Theory?</text:p>
      <text:p text:style-name="P1"/>
      <text:p text:style-name="P15">Logarithm Rules</text:p>
      <text:p text:style-name="P1"/>
      <text:p text:style-name="P15">Graphs</text:p>
      <text:p text:style-name="P1"/>
      <text:p text:style-name="P15">Tree</text:p>
      <text:p text:style-name="P1"/>
      <text:p text:style-name="P15">Forest</text:p>
      <text:p text:style-name="P1"/>
      <text:p text:style-name="P15">Cycle</text:p>
      <text:p text:style-name="P1"/>
      <text:p text:style-name="P15">Path</text:p>
      <text:p text:style-name="P1"/>
      <text:p text:style-name="P15">Permutations and Combinations</text:p>
      <text:p text:style-name="P1"/>
      <text:p text:style-name="P15">Conjunctive Normal Form</text:p>
      <text:p text:style-name="P1"/>
      <text:p text:style-name="P1"/>
      <text:p text:style-name="P9"><draw:frame draw:style-name="fr1" draw:name="Image5" text:anchor-type="char" svg:width="6.9252in" svg:height="0.3098in" draw:z-index="4"><draw:image xlink:href="Pictures/10000001000004470000003122264DAF52A51742.png" xlink:type="simple" xlink:show="embed" xlink:actuate="onLoad" draw:mime-type="image/png"/></draw:frame></text:p>
      <text:p text:style-name="P3">Section 6: Solving Recurrence Relations</text:p>
      <text:p text:style-name="P1"/>
      <text:p text:style-name="P15">Asymptotic Notation</text:p>
      <text:p text:style-name="P1"/>
      <text:p text:style-name="P15">Asymptotic Analysis</text:p>
      <text:p text:style-name="P1"/>
      <text:p text:style-name="P15">Psuedocode</text:p>
      <text:p text:style-name="P1"/>
      <text:p text:style-name="P15">Definition of Big Oh</text:p>
      <text:p text:style-name="P1"/>
      <text:p text:style-name="P15">Definition of Little Oh</text:p>
      <text:p text:style-name="P1"/>
      <text:p text:style-name="P15">Definition of Big Omega</text:p>
      <text:p text:style-name="P1"/>
      <text:p text:style-name="P15">Definition of Little Omega</text:p>
      <text:p text:style-name="P1"/>
      <text:p text:style-name="P15">Definition of Big Theta</text:p>
      <text:p text:style-name="P1"/>
      <text:p text:style-name="P15">The Steps of a Proof</text:p>
      <text:p text:style-name="P1"/>
      <text:p text:style-name="P15">Problem Description</text:p>
      <text:p text:style-name="P1"/>
      <text:p text:style-name="P15">Base Case</text:p>
      <text:p text:style-name="P1"/>
      <text:p text:style-name="P15">Mathematical Induction</text:p>
      <text:p text:style-name="P1"/>
      <text:p text:style-name="P15">Proof by Example</text:p>
      <text:p text:style-name="P1"/>
      <text:p text:style-name="P15">Dominoes Proof</text:p>
      <text:p text:style-name="P1"/>
      <text:p text:style-name="P1"/>
      <text:p text:style-name="P11"><draw:frame draw:style-name="fr1" draw:name="Image12" text:anchor-type="char" svg:width="6.9252in" svg:height="0.3098in" draw:z-index="11"><draw:image xlink:href="Pictures/10000001000004470000003122264DAF52A51742.png" xlink:type="simple" xlink:show="embed" xlink:actuate="onLoad" draw:mime-type="image/png"/></draw:frame></text:p>
      <text:p text:style-name="P5">Section <text:span text:style-name="T9">7</text:span>: Number Theory Algorithms</text:p>
      <text:p text:style-name="P1"/>
      <text:p text:style-name="P15">Chinese Remainder Theorem</text:p>
      <text:p text:style-name="P1"/>
      <text:p text:style-name="P15">Greatest Common Divisor</text:p>
      <text:p text:style-name="P1"/>
      <text:p text:style-name="P15">Integer Factorization</text:p>
      <text:p text:style-name="P1"/>
      <text:p text:style-name="P15">Fibonacci Sequence</text:p>
      <text:p text:style-name="P1"/>
      <text:p text:style-name="P15">Peak Finding</text:p>
      <text:p text:style-name="P1"/>
      <text:p text:style-name="P15">Strassens Matrix Multiplication</text:p>
      <text:p text:style-name="P1"/>
      <text:p text:style-name="P15">Euclidean Distance and the Closest Points Problem</text:p>
      <text:p text:style-name="P1"/>
      <text:p text:style-name="P15">De<text:span text:style-name="T10">cr</text:span>ease and Conquer Algorithms</text:p>
      <text:p text:style-name="P1"/>
      <text:p text:style-name="P9"/>
      <text:p text:style-name="P1"><draw:frame draw:style-name="fr1" draw:name="Image11" text:anchor-type="char" svg:width="6.9252in" svg:height="0.3098in" draw:z-index="10"><draw:image xlink:href="Pictures/10000001000004470000003122264DAF52A51742.png" xlink:type="simple" xlink:show="embed" xlink:actuate="onLoad" draw:mime-type="image/png"/></draw:frame></text:p>
      <text:p text:style-name="P5">Section <text:span text:style-name="T9">8</text:span>: Divide-N-Conquer Algorithms</text:p>
      <text:p text:style-name="P1"/>
      <text:p text:style-name="P15">Merge Sort</text:p>
      <text:p text:style-name="P1"/>
      <text:p text:style-name="P15">Sequence Alignment</text:p>
      <text:p text:style-name="P1"/>
      <text:p text:style-name="P15">Binary Search Tree</text:p>
      <text:p text:style-name="P1"/>
      <text:p text:style-name="P15">Heaps</text:p>
      <text:p text:style-name="P1"/>
      <text:p text:style-name="P15">Heapify</text:p>
      <text:p text:style-name="P1"/>
      <text:p text:style-name="P15">Heapsort</text:p>
      <text:p text:style-name="P1"/>
      <text:p text:style-name="P1"/>
      <text:p text:style-name="P9"><draw:frame draw:style-name="fr1" draw:name="Image10" text:anchor-type="char" svg:width="6.9252in" svg:height="0.3098in" draw:z-index="9"><draw:image xlink:href="Pictures/10000001000004470000003122264DAF52A51742.png" xlink:type="simple" xlink:show="embed" xlink:actuate="onLoad" draw:mime-type="image/png"/></draw:frame></text:p>
      <text:p text:style-name="P5">Section <text:span text:style-name="T9">9:</text:span> Greedy Strategy Algorithms</text:p>
      <text:p text:style-name="P1"/>
      <text:p text:style-name="P15">The Bin Packing Problem</text:p>
      <text:p text:style-name="P1"/>
      <text:p text:style-name="P15">Exchange Argument<text:span text:style-name="T1">s</text:span></text:p>
      <text:p text:style-name="P1"/>
      <text:p text:style-name="P15">Dijkstra's Algorithm</text:p>
      <text:p text:style-name="P1"/>
      <text:p text:style-name="P15">A Star Search Algorithm</text:p>
      <text:p text:style-name="P1"/>
      <text:p text:style-name="P15">Coin Exchange Problem</text:p>
      <text:p text:style-name="P1">:</text:p>
      <text:p text:style-name="P15">Telephone Pole Placement Problem</text:p>
      <text:p text:style-name="P1"/>
      <text:p text:style-name="P1"/>
      <text:p text:style-name="P10"><draw:frame draw:style-name="fr1" draw:name="Image9" text:anchor-type="char" svg:width="6.9252in" svg:height="0.3098in" draw:z-index="8"><draw:image xlink:href="Pictures/10000001000004470000003122264DAF52A51742.png" xlink:type="simple" xlink:show="embed" xlink:actuate="onLoad" draw:mime-type="image/png"/></draw:frame></text:p>
      <text:p text:style-name="P5">Section <text:span text:style-name="T9">10</text:span>: Dynamic Programming</text:p>
      <text:p text:style-name="P1"/>
      <text:p text:style-name="P15">Memorization</text:p>
      <text:p text:style-name="P1"/>
      <text:p text:style-name="P15">Graph Coloring</text:p>
      <text:p text:style-name="P1"/>
      <text:p text:style-name="P15">N Queens Problem</text:p>
      <text:p text:style-name="P1"/>
      <text:p text:style-name="P15">Fast Fourier Transform</text:p>
      <text:p text:style-name="P1"/>
      <text:p text:style-name="P15">None Constructive Proof</text:p>
      <text:p text:style-name="P1"/>
      <text:p text:style-name="P15">Prim's Algorithm</text:p>
      <text:p text:style-name="P1"/>
      <text:p text:style-name="P15">Kruskal's Algorithm</text:p>
      <text:p text:style-name="P1"/>
      <text:p text:style-name="P15">Gale Shapely</text:p>
      <text:p text:style-name="P1"/>
      <text:p text:style-name="P15">5 Representative Problems</text:p>
      <text:p text:style-name="P1"/>
      <text:p text:style-name="P15">Bipartite Matching</text:p>
      <text:p text:style-name="P1"/>
      <text:p text:style-name="P15">Proof of Correctness</text:p>
      <text:p text:style-name="P1"/>
      <text:p text:style-name="P15">Bellman-Ford</text:p>
      <text:p text:style-name="P1"/>
      <text:p text:style-name="P15">Floyd-Warshall</text:p>
      <text:p text:style-name="P1"/>
      <text:p text:style-name="P15">Depth First Search</text:p>
      <text:p text:style-name="P1"/>
      <text:p text:style-name="P15">Breath First Search</text:p>
      <text:p text:style-name="P1"/>
      <text:p text:style-name="P15">String Matching Algorithms</text:p>
      <text:p text:style-name="P1"/>
      <text:p text:style-name="P15">Knuth Morris Prett</text:p>
      <text:p text:style-name="P1"/>
      <text:p text:style-name="P15">Midpoint on the Plane</text:p>
      <text:p text:style-name="P1"/>
      <text:p text:style-name="P15">Graph Traversal</text:p>
      <text:p text:style-name="P1"/>
      <text:p text:style-name="P15">Boyer Moore Horspool Algorithm</text:p>
      <text:p text:style-name="P1"/>
      <text:p text:style-name="P15">Naive Search</text:p>
      <text:p text:style-name="P1"/>
      <text:p text:style-name="P15">Self Balancing Trees</text:p>
      <text:p text:style-name="P1"/>
      <text:p text:style-name="P15"><text:soft-page-break/>Substitution Method</text:p>
      <text:p text:style-name="P1"/>
      <text:p text:style-name="P15">Hall's Theorem</text:p>
      <text:p text:style-name="P1"/>
      <text:p text:style-name="P15">Interval Scheduling</text:p>
      <text:p text:style-name="P1"/>
      <text:p text:style-name="P15">Topological Sorting</text:p>
      <text:p text:style-name="P1"/>
      <text:p text:style-name="P15">Pspace</text:p>
      <text:p text:style-name="P1"/>
      <text:p text:style-name="P15">Exchange Arguments</text:p>
      <text:p text:style-name="P1"/>
      <text:p text:style-name="P15">BQP</text:p>
      <text:p text:style-name="P1"/>
      <text:p text:style-name="P15">Complexity Zoo</text:p>
      <text:p text:style-name="P1"/>
      <text:p text:style-name="P15">Markov Chains</text:p>
      <text:p text:style-name="P1"/>
      <text:p text:style-name="P9"><draw:frame draw:style-name="fr1" draw:name="Image8" text:anchor-type="char" svg:width="6.9252in" svg:height="0.3098in" draw:z-index="7"><draw:image xlink:href="Pictures/10000001000004470000003122264DAF52A51742.png" xlink:type="simple" xlink:show="embed" xlink:actuate="onLoad" draw:mime-type="image/png"/></draw:frame></text:p>
      <text:p text:style-name="P18"><text:span text:style-name="T2">Section </text:span><text:span text:style-name="T3">11</text:span><text:span text:style-name="T2">: Approximation Algorithms</text:span></text:p>
      <text:p text:style-name="P1"/>
      <text:p text:style-name="P15">Simplex Algorithm</text:p>
      <text:p text:style-name="P1"/>
      <text:p text:style-name="P15">Backtracking Algorithms</text:p>
      <text:p text:style-name="P1"/>
      <text:p text:style-name="P15">Running Time</text:p>
      <text:p text:style-name="P1"/>
      <text:p text:style-name="P15">Connectivity</text:p>
      <text:p text:style-name="P1"/>
      <text:p text:style-name="P15">Linear Search</text:p>
      <text:p text:style-name="P1"/>
      <text:p text:style-name="P15">Las Vegas Algorithm</text:p>
      <text:p text:style-name="P1"/>
      <text:p text:style-name="P15">Tree Node Operations</text:p>
      <text:p text:style-name="P1"/>
      <text:p text:style-name="P15">Priority Queue</text:p>
      <text:p text:style-name="P1"/>
      <text:p text:style-name="P15">Hash Map</text:p>
      <text:p text:style-name="P1"/>
      <text:p text:style-name="P15">Hamiltonian Cycles</text:p>
      <text:p text:style-name="P1"/>
      <text:p text:style-name="P15">Cliques</text:p>
      <text:p text:style-name="P1"/>
      <text:p text:style-name="P15">B trees</text:p>
      <text:p text:style-name="P1"/>
      <text:p text:style-name="P15">Independent Set</text:p>
      <text:p text:style-name="P1"/>
      <text:p text:style-name="P15">Hash Table</text:p>
      <text:p text:style-name="P1"/>
      <text:p text:style-name="P15">Adjacency Matrix</text:p>
      <text:p text:style-name="P1"/>
      <text:p text:style-name="P15">Adjacency List</text:p>
      <text:p text:style-name="P1"/>
      <text:p text:style-name="P15">Heuristic</text:p>
      <text:p text:style-name="P1"/>
      <text:p text:style-name="P15">Hill Climbing</text:p>
      <text:p text:style-name="P1"/>
      <text:p text:style-name="P15">3-Sat</text:p>
      <text:p text:style-name="P1"/>
      <text:p text:style-name="P15">K-Sat</text:p>
      <text:p text:style-name="P1"/>
      <text:p text:style-name="P15">Satifiablity</text:p>
      <text:p text:style-name="P1"/>
      <text:p text:style-name="P15">Bin Packing</text:p>
      <text:p text:style-name="P1"/>
      <text:p text:style-name="P15"><text:soft-page-break/>01 Knap <text:span text:style-name="T12">S</text:span>ack</text:p>
      <text:p text:style-name="P1"/>
      <text:p text:style-name="P15">Union Find</text:p>
      <text:p text:style-name="P1"/>
      <text:p text:style-name="P15">Hash Functions</text:p>
      <text:p text:style-name="P1"/>
      <text:p text:style-name="P15">Linear Probing</text:p>
      <text:p text:style-name="P1"/>
      <text:p text:style-name="P15">Separate Chaining</text:p>
      <text:p text:style-name="P1"/>
      <text:p text:style-name="P15">Algorithmic Performance</text:p>
      <text:p text:style-name="P1"/>
      <text:p text:style-name="P15">Amortization</text:p>
      <text:p text:style-name="P1"/>
      <text:p text:style-name="P15">NP-Completeness</text:p>
      <text:p text:style-name="P1"/>
      <text:p text:style-name="P1"/>
      <text:p text:style-name="P9"><draw:frame draw:style-name="fr1" draw:name="Image7" text:anchor-type="char" svg:width="6.9252in" svg:height="0.3098in" draw:z-index="6"><draw:image xlink:href="Pictures/10000001000004470000003122264DAF52A51742.png" xlink:type="simple" xlink:show="embed" xlink:actuate="onLoad" draw:mime-type="image/png"/></draw:frame></text:p>
      <text:p text:style-name="P5">Section <text:span text:style-name="T9">12</text:span>:Intractability</text:p>
      <text:p text:style-name="P1"/>
      <text:p text:style-name="P15">Halting Problem</text:p>
      <text:p text:style-name="P1"/>
      <text:p text:style-name="P15">The Traveling Sales Person Problem</text:p>
      <text:p text:style-name="P1"/>
      <text:p text:style-name="P15">The Class of P</text:p>
      <text:p text:style-name="P1"/>
      <text:p text:style-name="P15">The Class of NP</text:p>
      <text:p text:style-name="P1"/>
      <text:p text:style-name="P15">P vs NP Problem</text:p>
      <text:p text:style-name="P1"/>
      <text:p text:style-name="P15">NP-Hard</text:p>
      <text:p text:style-name="P1"/>
      <text:p text:style-name="P15">Vertex Cover Problem</text:p>
      <text:p text:style-name="P1"/>
      <text:p text:style-name="P15">Oracles</text:p>
      <text:p text:style-name="P1"/>
      <text:p text:style-name="P15">Co-NP</text:p>
      <text:p text:style-name="P1"/>
      <text:p text:style-name="P15">Hamiltonian Path Problem</text:p>
      <text:p text:style-name="P1"/>
      <text:p text:style-name="P15">Circuit Satisfiability Problem</text:p>
      <text:p text:style-name="P1"/>
      <text:p text:style-name="P15">NP-Complete</text:p>
      <text:p text:style-name="P1"/>
      <text:p text:style-name="P15">Turing Machine</text:p>
      <text:p text:style-name="P1"/>
      <text:h text:style-name="P14" text:outline-level="1"><text:bookmark text:name="firstHeading"/><text:span text:style-name="T17">Decidability</text:span></text:h>
      <text:p text:style-name="P1"/>
      <text:p text:style-name="P15">Gadget</text:p>
      <text:p text:style-name="P1"/>
      <text:p text:style-name="P15">Certificates</text:p>
      <text:p text:style-name="P1"/>
      <text:p text:style-name="P15">BlackBox</text:p>
      <text:p text:style-name="P1"/>
      <text:p text:style-name="P15">Poly-Time Reducability</text:p>
      <text:p text:style-name="P1"/>
      <text:p text:style-name="P15">Cook-Levin Theorem</text:p>
      <text:p text:style-name="P1"/>
      <text:p text:style-name="P9"/>
      <text:p text:style-name="P1"/>
      <text:p text:style-name="P1"><draw:frame draw:style-name="fr1" draw:name="Image6" text:anchor-type="char" svg:width="6.9252in" svg:height="0.3098in" draw:z-index="5"><draw:image xlink:href="Pictures/10000001000004470000003122264DAF52A51742.png" xlink:type="simple" xlink:show="embed" xlink:actuate="onLoad" draw:mime-type="image/png"/></draw:frame></text:p>
      <text:p text:style-name="P12"><text:span text:style-name="T4">Section </text:span><text:span text:style-name="T5">13</text:span><text:span text:style-name="T4">: </text:span>Further Reading on Algorithms</text:p>
      <text:p text:style-name="P1"/>
      <text:p text:style-name="P15">Suggested readings</text:p>
      <text:p text:style-name="P1"/>
      <text:p text:style-name="P1"/>
      <text:p text:style-name="P15">Theory of Computational Complexity</text:p>
      <text:p text:style-name="P1"/>
      <text:p text:style-name="P15">Automata</text:p>
      <text:p text:style-name="P1"/>
      <text:p text:style-name="P15">Evolutionary Algorithms</text:p>
      <text:p text:style-name="P1"/>
      <text:p text:style-name="P15">Machine Learning Algorithms</text:p>
      <text:p text:style-name="P12">Review Se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12:04:27.244000000</meta:creation-date>
    <dc:date>2023-04-05T11:57:28.144000000</dc:date>
    <meta:editing-duration>PT1H46M24S</meta:editing-duration>
    <meta:editing-cycles>29</meta:editing-cycles>
    <meta:generator>LibreOffice/7.5.1.2$Windows_X86_64 LibreOffice_project/fcbaee479e84c6cd81291587d2ee68cba099e129</meta:generator>
    <meta:document-statistic meta:table-count="0" meta:image-count="13" meta:object-count="0" meta:page-count="15" meta:paragraph-count="204" meta:word-count="538" meta:character-count="3740" meta:non-whitespace-character-count="3406"/>
  </office:meta>
</office:document-meta>
</file>